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style:text-line-through-style="solid" style:text-line-through-type="single" officeooo:rsid="15ad630e" officeooo:paragraph-rsid="15ad630e"/>
    </style:style>
    <style:style style:name="P3" style:family="paragraph" style:parent-style-name="Text_20_body">
      <style:text-properties officeooo:rsid="15b27a6f" officeooo:paragraph-rsid="15b27a6f"/>
    </style:style>
    <style:style style:name="P4" style:family="paragraph" style:parent-style-name="Text_20_body">
      <style:text-properties style:text-line-through-style="none" style:text-line-through-type="none" officeooo:rsid="15af3f4a" officeooo:paragraph-rsid="15af3f4a"/>
    </style:style>
    <style:style style:name="P5" style:family="paragraph" style:parent-style-name="Text_20_body">
      <style:text-properties style:text-line-through-style="none" style:text-line-through-type="none" officeooo:rsid="15b132d3" officeooo:paragraph-rsid="15b132d3"/>
    </style:style>
    <style:style style:name="P6" style:family="paragraph" style:parent-style-name="Text_20_body">
      <style:text-properties style:text-line-through-style="none" style:text-line-through-type="none" officeooo:rsid="15b402ac" officeooo:paragraph-rsid="15b402ac"/>
    </style:style>
    <style:style style:name="P7" style:family="paragraph" style:parent-style-name="Text_20_body">
      <style:text-properties officeooo:rsid="15b66603" officeooo:paragraph-rsid="15b66603"/>
    </style:style>
    <style:style style:name="P8" style:family="paragraph" style:parent-style-name="Text_20_body">
      <style:text-properties officeooo:rsid="15b700ee" officeooo:paragraph-rsid="15b700ee"/>
    </style:style>
    <style:style style:name="P9" style:family="paragraph" style:parent-style-name="Text_20_body">
      <style:text-properties officeooo:rsid="15ba33a0" officeooo:paragraph-rsid="15ba33a0"/>
    </style:style>
    <style:style style:name="P10" style:family="paragraph" style:parent-style-name="Text_20_body">
      <style:text-properties officeooo:rsid="15bbf742" officeooo:paragraph-rsid="15bbf742"/>
    </style:style>
    <style:style style:name="P11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2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2pt" officeooo:rsid="15ad630e" officeooo:paragraph-rsid="15ad630e" style:font-size-asian="22pt" style:font-size-complex="2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60pt" fo:font-weight="bold" officeooo:rsid="15ad630e" officeooo:paragraph-rsid="15ad630e" style:font-size-asian="60pt" style:font-weight-asian="bold" style:font-size-complex="60pt" style:font-weight-complex="bold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" style:family="paragraph" style:parent-style-name="Heading_20_5" style:master-page-name="Standard">
      <style:paragraph-properties style:page-number="auto"/>
    </style:style>
    <style:style style:name="P21" style:family="paragraph" style:parent-style-name="Heading_20_1">
      <style:paragraph-properties fo:break-before="page"/>
      <style:text-properties officeooo:paragraph-rsid="13c897d6"/>
    </style:style>
    <style:style style:name="P22" style:family="paragraph" style:parent-style-name="Text_20_body" style:list-style-name="L1">
      <style:text-properties style:text-line-through-style="none" style:text-line-through-type="none" officeooo:rsid="15b132d3" officeooo:paragraph-rsid="15b132d3"/>
    </style:style>
    <style:style style:name="P23" style:family="paragraph" style:parent-style-name="Text_20_body" style:list-style-name="L2">
      <style:text-properties style:text-line-through-style="none" style:text-line-through-type="none" officeooo:rsid="15b5fa3f" officeooo:paragraph-rsid="15b402ac"/>
    </style:style>
    <style:style style:name="P24" style:family="paragraph" style:parent-style-name="Text_20_body" style:list-style-name="L3">
      <style:text-properties officeooo:rsid="15b66603" officeooo:paragraph-rsid="15b66603"/>
    </style:style>
    <style:style style:name="P25" style:family="paragraph" style:parent-style-name="Text_20_body" style:list-style-name="L4">
      <style:text-properties officeooo:rsid="15b66603" officeooo:paragraph-rsid="15b66603"/>
    </style:style>
    <style:style style:name="P26" style:family="paragraph" style:parent-style-name="Text_20_body" style:list-style-name="L5">
      <style:text-properties officeooo:rsid="15b700ee" officeooo:paragraph-rsid="15b700ee"/>
    </style:style>
    <style:style style:name="P27" style:family="paragraph" style:parent-style-name="Text_20_body" style:list-style-name="L6">
      <style:text-properties officeooo:rsid="15b700ee" officeooo:paragraph-rsid="15b700ee"/>
    </style:style>
    <style:style style:name="P28" style:family="paragraph" style:parent-style-name="Text_20_body" style:list-style-name="L7">
      <style:text-properties officeooo:rsid="15b700ee" officeooo:paragraph-rsid="15b700ee"/>
    </style:style>
    <style:style style:name="P29" style:family="paragraph" style:parent-style-name="Text_20_body" style:list-style-name="L8">
      <style:text-properties officeooo:rsid="15b700ee" officeooo:paragraph-rsid="15b700ee"/>
    </style:style>
    <style:style style:name="P30" style:family="paragraph" style:parent-style-name="Text_20_body" style:list-style-name="L9"/>
    <style:style style:name="P31" style:family="paragraph" style:parent-style-name="Text_20_body" style:list-style-name="L9">
      <style:text-properties officeooo:rsid="15c66b89" officeooo:paragraph-rsid="15c66b89"/>
    </style:style>
    <style:style style:name="P32" style:family="paragraph" style:parent-style-name="Text_20_body" style:list-style-name="L11">
      <style:text-properties officeooo:rsid="15c66b89" officeooo:paragraph-rsid="15c9d370"/>
    </style:style>
    <style:style style:name="P33" style:family="paragraph" style:parent-style-name="Text_20_body" style:list-style-name="L11">
      <style:text-properties officeooo:rsid="15c66b89" officeooo:paragraph-rsid="15c66b89"/>
    </style:style>
    <style:style style:name="P34" style:family="paragraph" style:parent-style-name="Text_20_body" style:list-style-name="L10">
      <style:text-properties officeooo:rsid="15c03671" officeooo:paragraph-rsid="15c03671"/>
    </style:style>
    <style:style style:name="P35" style:family="paragraph" style:parent-style-name="Text_20_body" style:list-style-name="L11">
      <style:text-properties officeooo:rsid="15c03671" officeooo:paragraph-rsid="15c03671"/>
    </style:style>
    <style:style style:name="P36" style:family="paragraph" style:parent-style-name="Text_20_body" style:list-style-name="L10">
      <style:text-properties officeooo:rsid="15c0c263" officeooo:paragraph-rsid="15c0c263"/>
    </style:style>
    <style:style style:name="P37" style:family="paragraph" style:parent-style-name="Text_20_body" style:list-style-name="L10">
      <style:text-properties officeooo:rsid="15c3f614" officeooo:paragraph-rsid="15c3f614"/>
    </style:style>
    <style:style style:name="P38" style:family="paragraph" style:parent-style-name="Text_20_body" style:list-style-name="L11">
      <style:text-properties officeooo:rsid="15c3f614" officeooo:paragraph-rsid="15c3f614"/>
    </style:style>
    <style:style style:name="P39" style:family="paragraph" style:parent-style-name="Text_20_body" style:list-style-name="L11">
      <style:text-properties officeooo:rsid="15c5b086" officeooo:paragraph-rsid="15c5b086"/>
    </style:style>
    <style:style style:name="P40" style:family="paragraph" style:parent-style-name="Text_20_body" style:list-style-name="L11">
      <style:text-properties officeooo:rsid="15c4a4df" officeooo:paragraph-rsid="15c4a4df"/>
    </style:style>
    <style:style style:name="P41" style:family="paragraph" style:parent-style-name="Text_20_body" style:list-style-name="L11">
      <style:text-properties officeooo:rsid="15c79c1d" officeooo:paragraph-rsid="15c9d370"/>
    </style:style>
    <style:style style:name="P42" style:family="paragraph" style:parent-style-name="Text_20_body" style:list-style-name="L11">
      <style:text-properties officeooo:rsid="15c9d370" officeooo:paragraph-rsid="15c9d370"/>
    </style:style>
    <style:style style:name="P43" style:family="paragraph" style:parent-style-name="Text_20_body" style:list-style-name="L11">
      <style:text-properties officeooo:rsid="15cb57ba" officeooo:paragraph-rsid="15cb57ba"/>
    </style:style>
    <style:style style:name="P44" style:family="paragraph" style:parent-style-name="Text_20_body" style:list-style-name="L12">
      <style:text-properties officeooo:rsid="15bbf742" officeooo:paragraph-rsid="15bbf742"/>
    </style:style>
    <style:style style:name="P45" style:family="paragraph" style:parent-style-name="Text_20_body" style:list-style-name="L12">
      <style:text-properties officeooo:rsid="15cde766" officeooo:paragraph-rsid="15cde766"/>
    </style:style>
    <style:style style:name="P46" style:family="paragraph" style:parent-style-name="Text_20_body" style:list-style-name="L12">
      <style:text-properties officeooo:rsid="15be9d84" officeooo:paragraph-rsid="15be9d84"/>
    </style:style>
    <style:style style:name="P47" style:family="paragraph" style:parent-style-name="Text_20_body" style:list-style-name="L12">
      <style:text-properties fo:font-style="normal" officeooo:rsid="15bf3a3e" officeooo:paragraph-rsid="15bf3a3e" style:font-style-asian="normal" style:font-style-complex="normal"/>
    </style:style>
    <style:style style:name="P48" style:family="paragraph" style:parent-style-name="Text_20_body" style:list-style-name="L12">
      <style:text-properties fo:font-style="normal" officeooo:rsid="15ccbd23" officeooo:paragraph-rsid="15ccbd23" style:font-style-asian="normal" style:font-style-complex="normal"/>
    </style:style>
    <style:style style:name="P49" style:family="paragraph" style:parent-style-name="Text_20_body" style:list-style-name="L12">
      <style:text-properties fo:font-style="normal" officeooo:rsid="15cde766" officeooo:paragraph-rsid="15cde766" style:font-style-asian="normal" style:font-style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15af3f4a"/>
    </style:style>
    <style:style style:name="T3" style:family="text">
      <style:text-properties officeooo:rsid="15ad630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15bdc8a0" style:font-style-asian="italic" style:font-style-complex="italic"/>
    </style:style>
    <style:style style:name="T6" style:family="text">
      <style:text-properties officeooo:rsid="15ba33a0"/>
    </style:style>
    <style:style style:name="T7" style:family="text">
      <style:text-properties officeooo:rsid="15bdc8a0"/>
    </style:style>
    <style:style style:name="T8" style:family="text">
      <style:text-properties officeooo:rsid="15bf3a3e"/>
    </style:style>
    <style:style style:name="T9" style:family="text">
      <style:text-properties officeooo:rsid="15c20d12"/>
    </style:style>
    <style:style style:name="T10" style:family="text">
      <style:text-properties officeooo:rsid="15c5b086"/>
    </style:style>
    <style:style style:name="T11" style:family="text">
      <style:text-properties officeooo:rsid="15c833ed"/>
    </style:style>
    <style:style style:name="T12" style:family="text">
      <style:text-properties officeooo:rsid="15cbc3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5">Gersonova kumpanie</text:h>
      <text:p text:style-name="P8">Seržant Pařez</text:p>
      <text:list xml:id="list2718700100" text:style-name="L5">
        <text:list-item>
          <text:p text:style-name="P26">barbar, pořádnej pořez</text:p>
        </text:list-item>
        <text:list-item>
          <text:p text:style-name="P26">těžká zbroj, obouručák</text:p>
        </text:list-item>
        <text:list-item>
          <text:p text:style-name="P26">hlubokej hlas, zarostlej (po celym těle)</text:p>
        </text:list-item>
      </text:list>
      <text:p text:style-name="P8">Trpaslický pyrofor Fousáč</text:p>
      <text:list xml:id="list822294667" text:style-name="L6">
        <text:list-item>
          <text:p text:style-name="P27">Ohnivé hlíny, granáty</text:p>
        </text:list-item>
      </text:list>
      <text:p text:style-name="P8">Vědma Kíré</text:p>
      <text:list xml:id="list2087090539" text:style-name="L7">
        <text:list-item>
          <text:p text:style-name="P28">Hodně stará elfka, předpovídá budoucnost, vaří léčivé lektvary</text:p>
        </text:list-item>
      </text:list>
      <text:p text:style-name="P8">Bratrstvo bojových mágů</text:p>
      <text:list xml:id="list3975673479" text:style-name="L8">
        <text:list-item>
          <text:p text:style-name="P29">Vede ho kouzelník Agrot</text:p>
          <text:list>
            <text:list-item>
              <text:p text:style-name="P29">Starý kudůk s pokřivenými hnáty (prý kletba nějakého démona)</text:p>
            </text:list-item>
            <text:list-item>
              <text:p text:style-name="P29">Umí blesky všech druhů a <text:span text:style-name="T4">ohnivou kouli</text:span></text:p>
            </text:list-item>
          </text:list>
        </text:list-item>
        <text:list-item>
          <text:p text:style-name="P29">Má zatím 5 noviců (2 elfové, člověk, trpaslík a hobitka)</text:p>
        </text:list-item>
        <text:list-item>
          <text:p text:style-name="P29">Mají „stupně zasvěcení“, na každém se učí novou barvu blesků</text:p>
        </text:list-item>
      </text:list>
      <text:h text:style-name="Heading_20_5" text:outline-level="5">Kanci</text:h>
      <text:p text:style-name="P9">Nejsilnější kmen ve Vadorské oblasti. Přes léto provádějí zhruba 3 nájezdy do různých směrů.</text:p>
      <text:list xml:id="list790052991" text:style-name="L9">
        <text:list-item>
          <text:p text:style-name="P30">Kančí kel <text:span text:style-name="T6">(vojevůdce)</text:span></text:p>
        </text:list-item>
        <text:list-item>
          <text:p text:style-name="P31"><text:soft-page-break/>Vyznávají Nergala (mutace)</text:p>
        </text:list-item>
      </text:list>
      <text:h text:style-name="Heading_20_5" text:outline-level="5">Vlci</text:h>
      <text:list xml:id="list297075218" text:style-name="L10">
        <text:list-item>
          <text:p text:style-name="P34"><text:span text:style-name="T11">Chovají líté</text:span> vl<text:span text:style-name="T11">ky (jezdí na nich jen goblini, orky neunesou)</text:span></text:p>
          <text:list>
            <text:list-item>
              <text:p text:style-name="P34">Tohle je kmen, který přepadl karavanu</text:p>
            </text:list-item>
            <text:list-item>
              <text:p text:style-name="P36"><text:span text:style-name="T9">Původně goblini, o</text:span>vládli je <text:span text:style-name="T9">ale</text:span> orkové (zřejmě odpadlíci od Kanců?)</text:p>
            </text:list-item>
            <text:list-item>
              <text:p text:style-name="P37">Sbalej se a odmigrujou hlouběji do divočiny</text:p>
            </text:list-item>
          </text:list>
        </text:list-item>
      </text:list>
      <text:h text:style-name="Heading_20_5" text:outline-level="5">Sovy</text:h>
      <text:list xml:id="list2557751182" text:style-name="L11">
        <text:list-item>
          <text:p text:style-name="P35">Šamani Orokvy</text:p>
          <text:list>
            <text:list-item>
              <text:p text:style-name="P35">Netopýři, sovy, vidění ve tmě, magická tma, mrazivá kouzla</text:p>
            </text:list-item>
            <text:list-item>
              <text:p text:style-name="P38">Jeskyně</text:p>
              <text:list>
                <text:list-item>
                  <text:p text:style-name="P39">Kmen se do nich ukryje v případě útoku</text:p>
                </text:list-item>
                <text:list-item>
                  <text:p text:style-name="P40">Oltáře <text:span text:style-name="T10">O</text:span>rokvy</text:p>
                </text:list-item>
                <text:list-item>
                  <text:p text:style-name="P41">Zamrzlé podzemní jezero</text:p>
                </text:list-item>
                <text:list-item>
                  <text:p text:style-name="P40">Mísy, ze kterých bude „kouřit“ magická tma</text:p>
                  <text:list>
                    <text:list-item>
                      <text:p text:style-name="P40">Je to nějaká alchymie, recept se dá naučit</text:p>
                    </text:list-item>
                  </text:list>
                </text:list-item>
                <text:list-item>
                  <text:p text:style-name="P32">Nestvůry:</text:p>
                  <text:list>
                    <text:list-item>
                      <text:p text:style-name="P32">Stíny vysávající Sílu (za úspěchy)</text:p>
                    </text:list-item>
                    <text:list-item>
                      <text:p text:style-name="P33">Vampire bats (když se zakousnou, drainují hpčka)</text:p>
                    </text:list-item>
                    <text:list-item>
                      <text:p text:style-name="P42">Mrazivý had</text:p>
                    </text:list-item>
                    <text:list-item>
                      <text:p text:style-name="P42"><text:soft-page-break/>Nemrtví (zombie, paralytičtí ghůlové)</text:p>
                    </text:list-item>
                  </text:list>
                </text:list-item>
              </text:list>
            </text:list-item>
            <text:list-item>
              <text:p text:style-name="P43">Poklady</text:p>
              <text:list>
                <text:list-item>
                  <text:p text:style-name="P43">Většinou stříbro</text:p>
                  <text:list>
                    <text:list-item>
                      <text:p text:style-name="P43">Sošky (hlavně Orokvy), náramky, náhrdelníky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Harpyje</text:h>
      <text:p text:style-name="P10">Goblinský kmen, šamani Nhary</text:p>
      <text:list xml:id="list981165733" text:style-name="L12">
        <text:list-item>
          <text:p text:style-name="P44">kouzla: <text:span text:style-name="T4">slepota</text:span>, <text:span text:style-name="T4">halucinace</text:span>, <text:span text:style-name="T4">strach</text:span>, <text:span text:style-name="T4">bolest</text:span>, <text:span text:style-name="T5">paranoia</text:span><text:span text:style-name="T7"> (nerozezná přítele)</text:span></text:p>
          <text:list>
            <text:list-item>
              <text:p text:style-name="P45">Proměna v harpyji s tváří goblina (jen tři nejmocnější šamani)</text:p>
            </text:list-item>
          </text:list>
        </text:list-item>
        <text:list-item>
          <text:p text:style-name="P46"><text:span text:style-name="T8">R</text:span>ituální kouzla s působením několik dní: <text:span text:style-name="T4">noční můry</text:span>, <text:span text:style-name="T4">kleptománie</text:span>, <text:span text:style-name="T4">hamižnost</text:span></text:p>
          <text:list>
            <text:list-item>
              <text:p text:style-name="P47">Goblini vždycky očarují nějaký předmět, typicky něco cenného <text:span text:style-name="T12">(rituálně vyhlížejícího – zlaté misky, sošky. Samozřejmě fake – jsou jen pozlacené)</text:span>. Kdo to pak najde, podlehne zlému vlivu</text:p>
            </text:list-item>
          </text:list>
        </text:list-item>
        <text:list-item>
          <text:p text:style-name="P48">Prostředí</text:p>
          <text:list>
            <text:list-item>
              <text:p text:style-name="P48">les plný pavoučích sítí</text:p>
              <text:list>
                <text:list-item>
                  <text:p text:style-name="P48">Jsou tam jen tři obří pavouci, o které se goblini pečlivě starají. Zbytek jsou iluze</text:p>
                </text:list-item>
                <text:list-item>
                  <text:p text:style-name="P49">někde uprostřed je svatyně</text:p>
                </text:list-item>
                <text:list-item>
                  <text:p text:style-name="P49">a doupě tří obřích pavouků (skutečných)</text:p>
                </text:list-item>
              </text:list>
            </text:list-item>
            <text:list-item>
              <text:p text:style-name="P48">iluze</text:p>
              <text:list>
                <text:list-item>
                  <text:p text:style-name="P48"><text:soft-page-break/>iluzorní nestvůry (spousta obřích pavouků na větvích stromů, iluzorní černí panteři)</text:p>
                </text:list-item>
              </text:list>
            </text:list-item>
          </text:list>
        </text:list-item>
        <text:list-item>
          <text:p text:style-name="P48">Poklady</text:p>
          <text:list>
            <text:list-item>
              <text:p text:style-name="P48">Nejstarší šaman má zlaté obřadní náramky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24T14:52:01.015000000</dc:date>
    <meta:print-date>2113-01-01T00:00:00</meta:print-date>
    <meta:editing-cycles>10542</meta:editing-cycles>
    <meta:editing-duration>P32DT10H41M30S</meta:editing-duration>
    <meta:generator>LibreOffice/6.0.5.2$Windows_X86_64 LibreOffice_project/54c8cbb85f300ac59db32fe8a675ff7683cd5a16</meta:generator>
    <meta:document-statistic meta:table-count="0" meta:image-count="0" meta:object-count="0" meta:page-count="4" meta:paragraph-count="57" meta:word-count="351" meta:character-count="2085" meta:non-whitespace-character-count="1834"/>
  </office:meta>
</office:document-meta>
</file>